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d19e6" officeooo:paragraph-rsid="001d19e6" style:font-size-asian="13.1000003814697pt" style:language-asian="zxx" style:country-asian="none" style:font-weight-asian="bold" style:font-size-complex="15pt" style:language-complex="zxx" style:country-complex="none" style:font-weight-complex="bold"/>
    </style:style>
    <style:style style:name="P2" style:family="paragraph" style:parent-style-name="Standard">
      <style:paragraph-properties fo:text-align="start" style:justify-single-word="false"/>
      <style:text-properties fo:color="#000000" style:font-name="Times New Roman" fo:font-size="15pt" fo:language="en" fo:country="GB" style:text-underline-style="solid" style:text-underline-width="auto" style:text-underline-color="font-color" fo:font-weight="bold" officeooo:rsid="001efccc" officeooo:paragraph-rsid="001efccc" style:font-size-asian="13.1000003814697pt" style:language-asian="zxx" style:country-asian="none" style:font-weight-asian="bold" style:font-size-complex="15pt" style:language-complex="zxx" style:country-complex="none" style:font-weight-complex="bold"/>
    </style:style>
    <style:style style:name="P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056e0" style:font-size-asian="9.60000038146973pt" style:language-asian="zxx" style:country-asian="none" style:font-weight-asian="normal" style:font-size-complex="11pt" style:language-complex="zxx" style:country-complex="none" style:font-weight-complex="normal"/>
    </style:style>
    <style:style style:name="P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1fc5c" style:font-size-asian="9.60000038146973pt" style:language-asian="zxx" style:country-asian="none" style:font-weight-asian="normal" style:font-size-complex="11pt" style:language-complex="zxx" style:country-complex="none" style:font-weight-complex="normal"/>
    </style:style>
    <style:style style:name="P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b202d" style:font-size-asian="9.60000038146973pt" style:language-asian="zxx" style:country-asian="none" style:font-weight-asian="normal" style:font-size-complex="11pt" style:language-complex="zxx" style:country-complex="none" style:font-weight-complex="normal"/>
    </style:style>
    <style:style style:name="P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c1480" style:font-size-asian="9.60000038146973pt" style:language-asian="zxx" style:country-asian="none" style:font-weight-asian="normal" style:font-size-complex="11pt" style:language-complex="zxx" style:country-complex="none" style:font-weight-complex="normal"/>
    </style:style>
    <style:style style:name="P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c1912" style:font-size-asian="9.60000038146973pt" style:language-asian="zxx" style:country-asian="none" style:font-weight-asian="normal" style:font-size-complex="11pt" style:language-complex="zxx" style:country-complex="none" style:font-weight-complex="normal"/>
    </style:style>
    <style:style style:name="P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d09fa" style:font-size-asian="9.60000038146973pt" style:language-asian="zxx" style:country-asian="none" style:font-weight-asian="normal" style:font-size-complex="11pt" style:language-complex="zxx" style:country-complex="none" style:font-weight-complex="normal"/>
    </style:style>
    <style:style style:name="P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e9d20" style:font-size-asian="9.60000038146973pt" style:language-asian="zxx" style:country-asian="none" style:font-weight-asian="normal" style:font-size-complex="11pt" style:language-complex="zxx" style:country-complex="none" style:font-weight-complex="normal"/>
    </style:style>
    <style:style style:name="P1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f519d" style:font-size-asian="9.60000038146973pt" style:language-asian="zxx" style:country-asian="none" style:font-weight-asian="normal" style:font-size-complex="11pt" style:language-complex="zxx" style:country-complex="none" style:font-weight-complex="normal"/>
    </style:style>
    <style:style style:name="P1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312a51" style:font-size-asian="9.60000038146973pt" style:language-asian="zxx" style:country-asian="none" style:font-weight-asian="normal" style:font-size-complex="11pt" style:language-complex="zxx" style:country-complex="none" style:font-weight-complex="normal"/>
    </style:style>
    <style:style style:name="P1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3149a4" style:font-size-asian="9.60000038146973pt" style:language-asian="zxx" style:country-asian="none" style:font-weight-asian="normal" style:font-size-complex="11pt" style:language-complex="zxx" style:country-complex="none" style:font-weight-complex="normal"/>
    </style:style>
    <style:style style:name="P1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337c8c" style:font-size-asian="9.60000038146973pt" style:language-asian="zxx" style:country-asian="none" style:font-weight-asian="normal" style:font-size-complex="11pt" style:language-complex="zxx" style:country-complex="none" style:font-weight-complex="normal"/>
    </style:style>
    <style:style style:name="P1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342598" style:font-size-asian="9.60000038146973pt" style:language-asian="zxx" style:country-asian="none" style:font-weight-asian="normal" style:font-size-complex="11pt" style:language-complex="zxx" style:country-complex="none" style:font-weight-complex="normal"/>
    </style:style>
    <style:style style:name="P1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3585e1" style:font-size-asian="9.60000038146973pt" style:language-asian="zxx" style:country-asian="none" style:font-weight-asian="normal" style:font-size-complex="11pt" style:language-complex="zxx" style:country-complex="none" style:font-weight-complex="normal"/>
    </style:style>
    <style:style style:name="P1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3771a" officeooo:paragraph-rsid="0023771a" style:font-size-asian="9.60000038146973pt" style:language-asian="zxx" style:country-asian="none" style:font-weight-asian="normal" style:font-size-complex="11pt" style:language-complex="zxx" style:country-complex="none" style:font-weight-complex="normal"/>
    </style:style>
    <style:style style:name="P1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3771a" officeooo:paragraph-rsid="0026e853" style:font-size-asian="9.60000038146973pt" style:language-asian="zxx" style:country-asian="none" style:font-weight-asian="normal" style:font-size-complex="11pt" style:language-complex="zxx" style:country-complex="none" style:font-weight-complex="normal"/>
    </style:style>
    <style:style style:name="P18"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2f519d" officeooo:paragraph-rsid="002f519d" style:font-size-asian="9.60000038146973pt" style:language-asian="zxx" style:country-asian="none" style:font-weight-asian="normal" style:font-size-complex="11pt" style:language-complex="zxx" style:country-complex="none" style:font-weight-complex="normal"/>
    </style:style>
    <style:style style:name="P19"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312a51" officeooo:paragraph-rsid="00312a51" style:font-size-asian="9.60000038146973pt" style:language-asian="zxx" style:country-asian="none" style:font-weight-asian="normal" style:font-size-complex="11pt" style:language-complex="zxx" style:country-complex="none" style:font-weight-complex="normal"/>
    </style:style>
    <style:style style:name="P20"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38e4c7" officeooo:paragraph-rsid="0038e4c7" style:font-size-asian="9.60000038146973pt" style:language-asian="zxx" style:country-asian="none" style:font-weight-asian="normal" style:font-size-complex="11pt" style:language-complex="zxx" style:country-complex="none" style:font-weight-complex="normal"/>
    </style:style>
    <style:style style:name="P21" style:family="paragraph" style:parent-style-name="Standard">
      <style:paragraph-properties fo:text-align="start" style:justify-single-word="false"/>
      <style:text-properties fo:color="#000000" style:font-name="Times New Roman" fo:font-size="10.5pt" fo:language="en" fo:country="GB" style:text-underline-style="none" fo:font-weight="normal" officeooo:rsid="001efccc" officeooo:paragraph-rsid="001efccc" style:font-size-asian="9.14999961853027pt" style:language-asian="zxx" style:country-asian="none" style:font-weight-asian="normal" style:font-size-complex="10.5pt" style:language-complex="zxx" style:country-complex="none" style:font-weight-complex="normal"/>
    </style:style>
    <style:style style:name="P22"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2f519d" officeooo:paragraph-rsid="002f519d"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2f519d" officeooo:paragraph-rsid="002f519d" style:font-size-asian="12pt" style:language-asian="zxx" style:country-asian="none" style:font-weight-asian="bold" style:font-size-complex="12pt" style:language-complex="zxx" style:country-complex="none" style:font-weight-complex="bold"/>
    </style:style>
    <style:style style:name="P24"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f519d" officeooo:paragraph-rsid="002f519d" style:font-size-asian="9.60000038146973pt" style:language-asian="zxx" style:country-asian="none" style:font-weight-asian="normal" style:font-size-complex="11pt" style:language-complex="zxx" style:country-complex="none" style:font-weight-complex="normal"/>
    </style:style>
    <style:style style:name="P25"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056e0" officeooo:paragraph-rsid="003a5cfa" style:font-size-asian="9.60000038146973pt" style:language-asian="zxx" style:country-asian="none" style:font-weight-asian="normal" style:font-size-complex="11pt" style:language-complex="zxx" style:country-complex="none" style:font-weight-complex="normal"/>
    </style:style>
    <style:style style:name="P26"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056e0" officeooo:paragraph-rsid="003a9463" style:font-size-asian="9.60000038146973pt" style:language-asian="zxx" style:country-asian="none" style:font-weight-asian="normal" style:font-size-complex="11pt" style:language-complex="zxx" style:country-complex="none" style:font-weight-complex="normal"/>
    </style:style>
    <style:style style:name="P27"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056e0" officeooo:paragraph-rsid="003c494a" style:font-size-asian="9.60000038146973pt" style:language-asian="zxx" style:country-asian="none" style:font-weight-asian="normal" style:font-size-complex="11pt" style:language-complex="zxx" style:country-complex="none" style:font-weight-complex="normal"/>
    </style:style>
    <style:style style:name="P28"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056e0" officeooo:paragraph-rsid="0042a639" style:font-size-asian="9.60000038146973pt" style:language-asian="zxx" style:country-asian="none" style:font-weight-asian="normal" style:font-size-complex="11pt" style:language-complex="zxx" style:country-complex="none" style:font-weight-complex="normal"/>
    </style:style>
    <style:style style:name="P29"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87ca2" officeooo:paragraph-rsid="00287ca2" style:font-size-asian="9.60000038146973pt" style:language-asian="zxx" style:country-asian="none" style:font-weight-asian="normal" style:font-size-complex="11pt" style:language-complex="zxx" style:country-complex="none" style:font-weight-complex="normal"/>
    </style:style>
    <style:style style:name="P30"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a004b" officeooo:paragraph-rsid="002a004b" style:font-size-asian="9.60000038146973pt" style:language-asian="zxx" style:country-asian="none" style:font-weight-asian="normal" style:font-size-complex="11pt" style:language-complex="zxx" style:country-complex="none" style:font-weight-complex="normal"/>
    </style:style>
    <style:style style:name="P31"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ded4c" officeooo:paragraph-rsid="003149a4" style:font-size-asian="9.60000038146973pt" style:language-asian="zxx" style:country-asian="none" style:font-weight-asian="normal" style:font-size-complex="11pt" style:language-complex="zxx" style:country-complex="none" style:font-weight-complex="normal"/>
    </style:style>
    <style:style style:name="P32"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e9d20" officeooo:paragraph-rsid="002e9d20" style:font-size-asian="9.60000038146973pt" style:language-asian="zxx" style:country-asian="none" style:font-weight-asian="normal" style:font-size-complex="11pt" style:language-complex="zxx" style:country-complex="none" style:font-weight-complex="normal"/>
    </style:style>
    <style:style style:name="P33"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e9d20" officeooo:paragraph-rsid="002f519d" style:font-size-asian="9.60000038146973pt" style:language-asian="zxx" style:country-asian="none" style:font-weight-asian="normal" style:font-size-complex="11pt" style:language-complex="zxx" style:country-complex="none" style:font-weight-complex="normal"/>
    </style:style>
    <style:style style:name="P34"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e9d20" officeooo:paragraph-rsid="00337c8c" style:font-size-asian="9.60000038146973pt" style:language-asian="zxx" style:country-asian="none" style:font-weight-asian="normal" style:font-size-complex="11pt" style:language-complex="zxx" style:country-complex="none" style:font-weight-complex="normal"/>
    </style:style>
    <style:style style:name="P35"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b202d" officeooo:paragraph-rsid="00312a51" style:font-size-asian="9.60000038146973pt" style:language-asian="zxx" style:country-asian="none" style:font-weight-asian="normal" style:font-size-complex="11pt" style:language-complex="zxx" style:country-complex="none" style:font-weight-complex="normal"/>
    </style:style>
    <style:style style:name="P36"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3de94d" officeooo:paragraph-rsid="003de94d" style:font-size-asian="9.60000038146973pt" style:language-asian="zxx" style:country-asian="none" style:font-weight-asian="normal" style:font-size-complex="11pt" style:language-complex="zxx" style:country-complex="none" style:font-weight-complex="normal"/>
    </style:style>
    <style:style style:name="P37"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3de94d" officeooo:paragraph-rsid="003fc3a5" style:font-size-asian="9.60000038146973pt" style:language-asian="zxx" style:country-asian="none" style:font-weight-asian="normal" style:font-size-complex="11pt" style:language-complex="zxx" style:country-complex="none" style:font-weight-complex="normal"/>
    </style:style>
    <style:style style:name="P38"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3de94d" officeooo:paragraph-rsid="0040f3d3" style:font-size-asian="9.60000038146973pt" style:language-asian="zxx" style:country-asian="none" style:font-weight-asian="normal" style:font-size-complex="11pt" style:language-complex="zxx" style:country-complex="none" style:font-weight-complex="normal"/>
    </style:style>
    <style:style style:name="P39"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a004b" officeooo:paragraph-rsid="002a004b" style:font-size-asian="11pt" style:language-asian="zxx" style:country-asian="none" style:font-weight-asian="normal" style:font-size-complex="11pt" style:language-complex="zxx" style:country-complex="none" style:font-weight-complex="normal"/>
    </style:style>
    <style:style style:name="P40"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none" fo:font-weight="normal" officeooo:rsid="00287ca2" officeooo:paragraph-rsid="00287ca2" style:font-size-asian="11pt" style:language-asian="zxx" style:country-asian="none" style:font-weight-asian="normal" style:font-size-complex="11pt" style:language-complex="zxx" style:country-complex="none" style:font-weight-complex="normal"/>
    </style:style>
    <style:style style:name="P41"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solid" style:text-underline-width="auto" style:text-underline-color="font-color" fo:font-weight="normal" officeooo:rsid="00287ca2" officeooo:paragraph-rsid="00287ca2" style:font-size-asian="11pt" style:language-asian="zxx" style:country-asian="none" style:font-weight-asian="normal" style:font-size-complex="11pt" style:language-complex="zxx" style:country-complex="none" style:font-weight-complex="normal"/>
    </style:style>
    <style:style style:name="P42"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solid" style:text-underline-width="auto" style:text-underline-color="font-color" fo:font-weight="normal" officeooo:rsid="002c1480" officeooo:paragraph-rsid="003149a4" style:font-size-asian="9.60000038146973pt" style:language-asian="zxx" style:country-asian="none" style:font-weight-asian="normal" style:font-size-complex="11pt" style:language-complex="zxx" style:country-complex="none" style:font-weight-complex="normal"/>
    </style:style>
    <style:style style:name="P43"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solid" style:text-underline-width="auto" style:text-underline-color="font-color" fo:font-weight="normal" officeooo:rsid="003a9463" officeooo:paragraph-rsid="003a9463" style:font-size-asian="9.60000038146973pt" style:language-asian="zxx" style:country-asian="none" style:font-weight-asian="normal" style:font-size-complex="11pt" style:language-complex="zxx" style:country-complex="none" style:font-weight-complex="normal"/>
    </style:style>
    <style:style style:name="P44" style:family="paragraph" style:parent-style-name="Standard">
      <style:paragraph-properties fo:text-align="start" style:justify-single-word="false"/>
      <style:text-properties fo:font-variant="normal" fo:text-transform="none" fo:color="#202122" style:font-name="Times New Roman" fo:font-size="11pt" fo:letter-spacing="normal" fo:language="en" fo:country="GB" style:text-underline-style="solid" style:text-underline-width="auto" style:text-underline-color="font-color" fo:font-weight="normal" officeooo:rsid="0042a639" officeooo:paragraph-rsid="0042a639" style:font-size-asian="9.60000038146973pt" style:language-asian="zxx" style:country-asian="none" style:font-weight-asian="normal" style:font-size-complex="11pt" style:language-complex="zxx" style:country-complex="none" style:font-weight-complex="normal"/>
    </style:style>
    <style:style style:name="P45" style:family="paragraph" style:parent-style-name="Standard">
      <style:paragraph-properties fo:text-align="start" style:justify-single-word="false"/>
      <style:text-properties fo:font-variant="normal" fo:text-transform="none" fo:color="#202122" style:font-name="Times New Roman" fo:font-size="12pt" fo:letter-spacing="normal" fo:language="en" fo:country="GB" style:text-underline-style="solid" style:text-underline-width="auto" style:text-underline-color="font-color" fo:font-weight="bold" officeooo:rsid="00287ca2" officeooo:paragraph-rsid="00287ca2" style:font-size-asian="10.5pt" style:language-asian="zxx" style:country-asian="none" style:font-weight-asian="bold" style:font-size-complex="12pt" style:language-complex="zxx" style:country-complex="none" style:font-weight-complex="bold"/>
    </style:style>
    <style:style style:name="P46" style:family="paragraph" style:parent-style-name="Standard">
      <style:paragraph-properties fo:text-align="start" style:justify-single-word="false"/>
      <style:text-properties fo:font-variant="normal" fo:text-transform="none" fo:color="#202122" style:font-name="Times New Roman" fo:font-size="12pt" fo:letter-spacing="normal" fo:language="en" fo:country="GB" style:text-underline-style="solid" style:text-underline-width="auto" style:text-underline-color="font-color" fo:font-weight="bold" officeooo:rsid="002f519d" officeooo:paragraph-rsid="002f519d" style:font-size-asian="10.5pt" style:language-asian="zxx" style:country-asian="none" style:font-weight-asian="bold" style:font-size-complex="12pt" style:language-complex="zxx" style:country-complex="none" style:font-weight-complex="bold"/>
    </style:style>
    <style:style style:name="P47" style:family="paragraph" style:parent-style-name="Standard">
      <style:paragraph-properties fo:text-align="start" style:justify-single-word="false"/>
      <style:text-properties fo:font-variant="normal" fo:text-transform="none" fo:color="#202122" style:font-name="Times New Roman" fo:font-size="12pt" fo:letter-spacing="normal" fo:language="en" fo:country="GB" style:text-underline-style="solid" style:text-underline-width="auto" style:text-underline-color="font-color" fo:font-weight="normal" officeooo:rsid="00287ca2" officeooo:paragraph-rsid="00287ca2"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2f519d" style:font-size-asian="9.60000038146973pt" style:language-asian="zxx" style:country-asian="none" style:font-weight-asian="normal" style:font-size-complex="11pt" style:language-complex="zxx" style:country-complex="none" style:font-weight-complex="normal"/>
    </style:style>
    <style:style style:name="P4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372b17" style:font-size-asian="9.60000038146973pt" style:language-asian="zxx" style:country-asian="none" style:font-weight-asian="normal" style:font-size-complex="11pt" style:language-complex="zxx" style:country-complex="none" style:font-weight-complex="normal"/>
    </style:style>
    <style:style style:name="P50"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4408b8" style:font-size-asian="9.60000038146973pt" style:language-asian="zxx" style:country-asian="none" style:font-weight-asian="normal" style:font-size-complex="11pt" style:language-complex="zxx" style:country-complex="none" style:font-weight-complex="normal"/>
    </style:style>
    <style:style style:name="P51"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44392a" style:font-size-asian="9.60000038146973pt" style:language-asian="zxx" style:country-asian="none" style:font-weight-asian="normal" style:font-size-complex="11pt" style:language-complex="zxx" style:country-complex="none" style:font-weight-complex="normal"/>
    </style:style>
    <style:style style:name="P52"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4631d4" style:font-size-asian="9.60000038146973pt" style:language-asian="zxx" style:country-asian="none" style:font-weight-asian="normal" style:font-size-complex="11pt" style:language-complex="zxx" style:country-complex="none" style:font-weight-complex="normal"/>
    </style:style>
    <style:style style:name="P53"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467469" style:font-size-asian="9.60000038146973pt" style:language-asian="zxx" style:country-asian="none" style:font-weight-asian="normal" style:font-size-complex="11pt" style:language-complex="zxx" style:country-complex="none" style:font-weight-complex="normal"/>
    </style:style>
    <style:style style:name="P54"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481745" style:font-size-asian="9.60000038146973pt" style:language-asian="zxx" style:country-asian="none" style:font-weight-asian="normal" style:font-size-complex="11pt" style:language-complex="zxx" style:country-complex="none" style:font-weight-complex="normal"/>
    </style:style>
    <style:style style:name="P55"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4b8497" style:font-size-asian="9.60000038146973pt" style:language-asian="zxx" style:country-asian="none" style:font-weight-asian="normal" style:font-size-complex="11pt" style:language-complex="zxx" style:country-complex="none" style:font-weight-complex="normal"/>
    </style:style>
    <style:style style:name="P56"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4ec551" style:font-size-asian="9.60000038146973pt" style:language-asian="zxx" style:country-asian="none" style:font-weight-asian="normal" style:font-size-complex="11pt" style:language-complex="zxx" style:country-complex="none" style:font-weight-complex="normal"/>
    </style:style>
    <style:style style:name="P57"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509560" style:font-size-asian="9.60000038146973pt" style:language-asian="zxx" style:country-asian="none" style:font-weight-asian="normal" style:font-size-complex="11pt" style:language-complex="zxx" style:country-complex="none" style:font-weight-complex="normal"/>
    </style:style>
    <style:style style:name="P58"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50f1ed" style:font-size-asian="9.60000038146973pt" style:language-asian="zxx" style:country-asian="none" style:font-weight-asian="normal" style:font-size-complex="11pt" style:language-complex="zxx" style:country-complex="none" style:font-weight-complex="normal"/>
    </style:style>
    <style:style style:name="P59" style:family="paragraph" style:parent-style-name="Standard">
      <style:paragraph-properties fo:text-align="start" style:justify-single-word="false"/>
      <style:text-properties fo:color="#000000" style:font-name="Times New Roman" fo:font-size="11pt" fo:language="en" fo:country="GB" style:text-underline-style="none" fo:font-weight="normal" officeooo:rsid="002056e0" officeooo:paragraph-rsid="005222f0" style:font-size-asian="9.60000038146973pt" style:language-asian="zxx" style:country-asian="none" style:font-weight-asian="normal" style:font-size-complex="11pt" style:language-complex="zxx" style:country-complex="none" style:font-weight-complex="normal"/>
    </style:style>
    <style:style style:name="P60" style:family="paragraph" style:parent-style-name="Standard">
      <style:paragraph-properties fo:text-align="start" style:justify-single-word="false"/>
      <style:text-properties fo:color="#000000" style:font-name="Times New Roman" fo:font-size="11pt" fo:language="en" fo:country="GB" style:text-underline-style="solid" style:text-underline-width="auto" style:text-underline-color="font-color" fo:font-weight="normal" officeooo:rsid="004f1b34" officeooo:paragraph-rsid="004f1b34" style:font-size-asian="9.60000038146973pt" style:language-asian="zxx" style:country-asian="none" style:font-weight-asian="normal" style:font-size-complex="11pt" style:language-complex="zxx" style:country-complex="none" style:font-weight-complex="normal"/>
    </style:style>
    <style:style style:name="P61"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2f519d" officeooo:paragraph-rsid="004408b8" style:font-size-asian="10.5pt" style:language-asian="zxx" style:country-asian="none" style:font-weight-asian="bold" style:font-size-complex="12pt" style:language-complex="zxx" style:country-complex="none" style:font-weight-complex="bold"/>
    </style:style>
    <style:style style:name="P62" style:family="paragraph" style:parent-style-name="Standard">
      <style:paragraph-properties fo:text-align="start" style:justify-single-word="false"/>
      <style:text-properties fo:color="#000000" style:font-name="Times New Roman" fo:font-size="12pt" fo:language="en" fo:country="GB" style:text-underline-style="solid" style:text-underline-width="auto" style:text-underline-color="font-color" fo:font-weight="bold" officeooo:rsid="004408b8" officeooo:paragraph-rsid="004408b8" style:font-size-asian="10.5pt" style:language-asian="zxx" style:country-asian="none" style:font-weight-asian="bold" style:font-size-complex="12pt" style:language-complex="zxx" style:country-complex="none" style:font-weight-complex="bold"/>
    </style:style>
    <style:style style:name="P63" style:family="paragraph" style:parent-style-name="Standard">
      <style:paragraph-properties fo:text-align="start" style:justify-single-word="false"/>
      <style:text-properties fo:color="#000000" style:font-name="Times New Roman" fo:font-size="12pt" fo:language="en" fo:country="GB" style:text-underline-style="none" fo:font-weight="bold" officeooo:rsid="004408b8" officeooo:paragraph-rsid="004408b8" style:font-size-asian="10.5pt" style:language-asian="zxx" style:country-asian="none" style:font-weight-asian="bold" style:font-size-complex="12pt" style:language-complex="zxx" style:country-complex="none" style:font-weight-complex="bold"/>
    </style:style>
    <style:style style:name="T1" style:family="text">
      <style:text-properties officeooo:rsid="001efccc"/>
    </style:style>
    <style:style style:name="T2" style:family="text">
      <style:text-properties fo:font-variant="normal" fo:text-transform="none" fo:color="#202122" fo:letter-spacing="normal"/>
    </style:style>
    <style:style style:name="T3" style:family="text">
      <style:text-properties fo:font-variant="normal" fo:text-transform="none" fo:color="#202122" fo:letter-spacing="normal" officeooo:rsid="002b202d"/>
    </style:style>
    <style:style style:name="T4" style:family="text">
      <style:text-properties fo:font-variant="normal" fo:text-transform="none" fo:color="#202122" fo:letter-spacing="normal" officeooo:rsid="002c1480"/>
    </style:style>
    <style:style style:name="T5" style:family="text">
      <style:text-properties fo:font-variant="normal" fo:text-transform="none" fo:color="#202122" fo:letter-spacing="normal" officeooo:rsid="002c1912"/>
    </style:style>
    <style:style style:name="T6" style:family="text">
      <style:text-properties fo:font-variant="normal" fo:text-transform="none" fo:color="#202122" fo:letter-spacing="normal" officeooo:rsid="002d09fa"/>
    </style:style>
    <style:style style:name="T7" style:family="text">
      <style:text-properties fo:font-variant="normal" fo:text-transform="none" fo:color="#202122" fo:letter-spacing="normal" officeooo:rsid="002ded4c"/>
    </style:style>
    <style:style style:name="T8" style:family="text">
      <style:text-properties fo:font-variant="normal" fo:text-transform="none" fo:color="#202122" fo:letter-spacing="normal" officeooo:rsid="002e4528"/>
    </style:style>
    <style:style style:name="T9" style:family="text">
      <style:text-properties fo:font-variant="normal" fo:text-transform="none" fo:color="#202122" fo:letter-spacing="normal" officeooo:rsid="002e9d20"/>
    </style:style>
    <style:style style:name="T10" style:family="text">
      <style:text-properties fo:font-variant="normal" fo:text-transform="none" fo:color="#202122" fo:letter-spacing="normal" officeooo:rsid="002f519d"/>
    </style:style>
    <style:style style:name="T11" style:family="text">
      <style:text-properties fo:font-variant="normal" fo:text-transform="none" fo:color="#202122" fo:letter-spacing="normal" officeooo:rsid="00312a51"/>
    </style:style>
    <style:style style:name="T12" style:family="text">
      <style:text-properties fo:font-variant="normal" fo:text-transform="none" fo:color="#202122" fo:letter-spacing="normal" style:text-underline-style="solid" style:text-underline-width="auto" style:text-underline-color="font-color" officeooo:rsid="002c1480"/>
    </style:style>
    <style:style style:name="T13" style:family="text">
      <style:text-properties fo:font-variant="normal" fo:text-transform="none" fo:color="#202122" fo:letter-spacing="normal" style:text-underline-style="solid" style:text-underline-width="auto" style:text-underline-color="font-color" officeooo:rsid="003149a4"/>
    </style:style>
    <style:style style:name="T14" style:family="text">
      <style:text-properties fo:font-variant="normal" fo:text-transform="none" fo:color="#202122" fo:letter-spacing="normal" style:text-underline-style="none"/>
    </style:style>
    <style:style style:name="T15" style:family="text">
      <style:text-properties fo:font-variant="normal" fo:text-transform="none" fo:color="#202122" fo:letter-spacing="normal" style:text-underline-style="none" fo:font-weight="normal" officeooo:rsid="0037e7fd" style:font-weight-asian="normal" style:font-weight-complex="normal"/>
    </style:style>
    <style:style style:name="T16" style:family="text">
      <style:text-properties fo:font-variant="normal" fo:text-transform="none" fo:color="#202122" fo:letter-spacing="normal" officeooo:rsid="003149a4"/>
    </style:style>
    <style:style style:name="T17" style:family="text">
      <style:text-properties fo:font-variant="normal" fo:text-transform="none" fo:color="#202122" fo:letter-spacing="normal" fo:font-style="italic" officeooo:rsid="003149a4" style:font-style-asian="italic" style:font-style-complex="italic"/>
    </style:style>
    <style:style style:name="T18" style:family="text">
      <style:text-properties fo:font-variant="normal" fo:text-transform="none" fo:color="#202122" fo:letter-spacing="normal" fo:font-style="normal" officeooo:rsid="003149a4" style:font-style-asian="normal" style:font-style-complex="normal"/>
    </style:style>
    <style:style style:name="T19" style:family="text">
      <style:text-properties fo:font-variant="normal" fo:text-transform="none" fo:color="#202122" fo:letter-spacing="normal" fo:font-style="normal" officeooo:rsid="0031e2fb" style:font-style-asian="normal" style:font-style-complex="normal"/>
    </style:style>
    <style:style style:name="T20" style:family="text">
      <style:text-properties fo:font-variant="normal" fo:text-transform="none" fo:color="#202122" fo:letter-spacing="normal" officeooo:rsid="0032ccdc"/>
    </style:style>
    <style:style style:name="T21" style:family="text">
      <style:text-properties fo:font-variant="normal" fo:text-transform="none" fo:color="#202122" fo:letter-spacing="normal" officeooo:rsid="00337c8c"/>
    </style:style>
    <style:style style:name="T22" style:family="text">
      <style:text-properties fo:font-variant="normal" fo:text-transform="none" fo:color="#202122" fo:letter-spacing="normal" officeooo:rsid="00342598"/>
    </style:style>
    <style:style style:name="T23" style:family="text">
      <style:text-properties fo:font-variant="normal" fo:text-transform="none" fo:color="#202122" fo:letter-spacing="normal" officeooo:rsid="003585e1"/>
    </style:style>
    <style:style style:name="T24" style:family="text">
      <style:text-properties fo:font-variant="normal" fo:text-transform="none" fo:color="#202122" fo:letter-spacing="normal" officeooo:rsid="00369938"/>
    </style:style>
    <style:style style:name="T25" style:family="text">
      <style:text-properties fo:font-variant="normal" fo:text-transform="none" fo:color="#202122" fo:letter-spacing="normal" officeooo:rsid="00372b17"/>
    </style:style>
    <style:style style:name="T26" style:family="text">
      <style:text-properties fo:font-variant="normal" fo:text-transform="none" fo:color="#202122" fo:letter-spacing="normal" officeooo:rsid="0037e7fd"/>
    </style:style>
    <style:style style:name="T27" style:family="text">
      <style:text-properties fo:font-variant="normal" fo:text-transform="none" fo:color="#202122" fo:letter-spacing="normal" officeooo:rsid="004408b8"/>
    </style:style>
    <style:style style:name="T28" style:family="text">
      <style:text-properties fo:font-variant="normal" fo:text-transform="none" fo:color="#202122" fo:letter-spacing="normal" fo:font-weight="normal" style:font-weight-asian="normal" style:font-weight-complex="normal"/>
    </style:style>
    <style:style style:name="T29" style:family="text">
      <style:text-properties fo:font-variant="normal" fo:text-transform="none" fo:color="#202122" fo:letter-spacing="normal" fo:font-weight="normal" officeooo:rsid="0037e7fd" style:font-weight-asian="normal" style:font-weight-complex="normal"/>
    </style:style>
    <style:style style:name="T30" style:family="text">
      <style:text-properties fo:font-variant="normal" fo:text-transform="none" fo:color="#202122" fo:letter-spacing="normal" officeooo:rsid="0044392a"/>
    </style:style>
    <style:style style:name="T31" style:family="text">
      <style:text-properties fo:font-variant="normal" fo:text-transform="none" fo:color="#202122" fo:letter-spacing="normal" officeooo:rsid="004631d4"/>
    </style:style>
    <style:style style:name="T32" style:family="text">
      <style:text-properties fo:font-variant="normal" fo:text-transform="none" fo:color="#202122" fo:letter-spacing="normal" officeooo:rsid="00467469"/>
    </style:style>
    <style:style style:name="T33" style:family="text">
      <style:text-properties fo:font-variant="normal" fo:text-transform="none" fo:color="#202122" fo:letter-spacing="normal" officeooo:rsid="004810c3"/>
    </style:style>
    <style:style style:name="T34" style:family="text">
      <style:text-properties fo:font-variant="normal" fo:text-transform="none" fo:color="#202122" fo:letter-spacing="normal" officeooo:rsid="00481745"/>
    </style:style>
    <style:style style:name="T35" style:family="text">
      <style:text-properties fo:font-variant="normal" fo:text-transform="none" fo:color="#202122" fo:letter-spacing="normal" officeooo:rsid="00498b46"/>
    </style:style>
    <style:style style:name="T36" style:family="text">
      <style:text-properties fo:font-variant="normal" fo:text-transform="none" fo:color="#202122" fo:letter-spacing="normal" officeooo:rsid="004b8497"/>
    </style:style>
    <style:style style:name="T37" style:family="text">
      <style:text-properties fo:font-variant="normal" fo:text-transform="none" fo:color="#202122" fo:letter-spacing="normal" officeooo:rsid="004bb534"/>
    </style:style>
    <style:style style:name="T38" style:family="text">
      <style:text-properties fo:font-variant="normal" fo:text-transform="none" fo:color="#202122" fo:letter-spacing="normal" officeooo:rsid="004cf54e"/>
    </style:style>
    <style:style style:name="T39" style:family="text">
      <style:text-properties fo:font-variant="normal" fo:text-transform="none" fo:color="#202122" fo:letter-spacing="normal" officeooo:rsid="004ec551"/>
    </style:style>
    <style:style style:name="T40" style:family="text">
      <style:text-properties fo:font-variant="normal" fo:text-transform="none" fo:color="#202122" fo:letter-spacing="normal" officeooo:rsid="004f1b34"/>
    </style:style>
    <style:style style:name="T41" style:family="text">
      <style:text-properties fo:font-variant="normal" fo:text-transform="none" fo:color="#202122" fo:letter-spacing="normal" officeooo:rsid="00509560"/>
    </style:style>
    <style:style style:name="T42" style:family="text">
      <style:text-properties fo:font-variant="normal" fo:text-transform="none" fo:color="#202122" fo:letter-spacing="normal" officeooo:rsid="0050f1ed"/>
    </style:style>
    <style:style style:name="T43" style:family="text">
      <style:text-properties fo:font-variant="normal" fo:text-transform="none" fo:color="#202122" fo:letter-spacing="normal" officeooo:rsid="005222f0"/>
    </style:style>
    <style:style style:name="T44" style:family="text">
      <style:text-properties fo:font-variant="normal" fo:text-transform="none" fo:color="#202122" fo:letter-spacing="normal" officeooo:rsid="005286ef"/>
    </style:style>
    <style:style style:name="T45" style:family="text">
      <style:text-properties fo:font-variant="normal" fo:text-transform="none" fo:color="#202122" fo:letter-spacing="normal" officeooo:rsid="00537d61"/>
    </style:style>
    <style:style style:name="T46" style:family="text">
      <style:text-properties officeooo:rsid="0021fc5c"/>
    </style:style>
    <style:style style:name="T47" style:family="text">
      <style:text-properties officeooo:rsid="0023771a"/>
    </style:style>
    <style:style style:name="T48" style:family="text">
      <style:text-properties officeooo:rsid="00253494"/>
    </style:style>
    <style:style style:name="T49" style:family="text">
      <style:text-properties officeooo:rsid="0026e853"/>
    </style:style>
    <style:style style:name="T50" style:family="text">
      <style:text-properties officeooo:rsid="003a5cfa"/>
    </style:style>
    <style:style style:name="T51" style:family="text">
      <style:text-properties officeooo:rsid="003a9463"/>
    </style:style>
    <style:style style:name="T52" style:family="text">
      <style:text-properties officeooo:rsid="003c494a"/>
    </style:style>
    <style:style style:name="T53" style:family="text">
      <style:text-properties style:text-underline-style="solid" style:text-underline-width="auto" style:text-underline-color="font-color" officeooo:rsid="003a9463"/>
    </style:style>
    <style:style style:name="T54" style:family="text">
      <style:text-properties style:text-underline-style="solid" style:text-underline-width="auto" style:text-underline-color="font-color" officeooo:rsid="003a5cfa"/>
    </style:style>
    <style:style style:name="T55" style:family="text">
      <style:text-properties officeooo:rsid="0040f3d3"/>
    </style:style>
    <style:style style:name="T56" style:family="text">
      <style:text-properties officeooo:rsid="0042a639"/>
    </style:style>
    <style:style style:name="T57"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lasses</text:span>:</text:p>
      <text:p text:style-name="P3"/>
      <text:p text:style-name="P3"><text:span text:style-name="T2">–</text:span> A class is a template used to create objects and to define object data types and methods in Java. <text:span text:style-name="T46">It is declared with the keyword 'class'.</text:span></text:p>
      <text:p text:style-name="P3"/>
      <text:p text:style-name="P4"><text:span text:style-name="T2">–</text:span> <text:span text:style-name="T47">Every class in Java can be comprised of:</text:span></text:p>
      <text:p text:style-name="P4"/>
      <text:p text:style-name="P16">1) <text:span text:style-name="T48">Fields, Member variables or Instance variables. These hold data specific to a particular object. For each object, there is one field.</text:span></text:p>
      <text:p text:style-name="P16"/>
      <text:p text:style-name="P17">2) <text:span text:style-name="T49">Member methods or Instance methods. These perform operations on objects and are defined within the class.</text:span></text:p>
      <text:p text:style-name="P16"/>
      <text:p text:style-name="P17">3) <text:span text:style-name="T49">Static or Class fields. These fields are common to any object within the same class. They can only exist once in the class irrespective of the total number of objects in the class</text:span></text:p>
      <text:p text:style-name="P16"/>
      <text:p text:style-name="P17">4) <text:span text:style-name="T49">Static or Class methods. These methods do not affect a specific object in the class.</text:span></text:p>
      <text:p text:style-name="P16"/>
      <text:p text:style-name="P17">5) <text:span text:style-name="T49">Inner classes. At times a class will be defined within a class if it is a subset of another class. The class contained within another is the inner class.</text:span></text:p>
      <text:p text:style-name="P17"/>
      <text:p text:style-name="P18">Constructors:</text:p>
      <text:p text:style-name="P18"/>
      <text:p text:style-name="P10"><text:span text:style-name="T2">– </text:span><text:span text:style-name="T10">A constructor is automatically called when an object of the class is declared.</text:span></text:p>
      <text:p text:style-name="P24"/>
      <text:p text:style-name="P24">– It is a member method that is usually public, and is used to initialize member variables when an object is declared.</text:p>
      <text:p text:style-name="P10"/>
      <text:p text:style-name="P20">Member Methods:</text:p>
      <text:p text:style-name="P10"/>
      <text:p text:style-name="P25">– <text:span text:style-name="T50">Member methods are declared where the class is defined. The methods are a member of the class within which they are written.</text:span></text:p>
      <text:p text:style-name="P25"/>
      <text:p text:style-name="P25">– <text:span text:style-name="T54">Private member variables cannot be directly accessed outside the class</text:span><text:span text:style-name="T50">. In order to change these variables, public member methods are used to change the variables from 'private' to 'public'. This can be seen in the code below.</text:span></text:p>
      <text:p text:style-name="P25"/>
      <text:p text:style-name="P43">Inheritance:</text:p>
      <text:p text:style-name="P43"/>
      <text:p text:style-name="P26">– <text:span text:style-name="T51">Inheritance provides a way to create a new class from an existing class. The new class is a specialized version of the existing class such that it inherits elements of the existing class.</text:span></text:p>
      <text:p text:style-name="P26"/>
      <text:p text:style-name="P26">– <text:span text:style-name="T51">The </text:span><text:span text:style-name="T53">'Superclass' is the parent class</text:span><text:span text:style-name="T51">, whereas the </text:span><text:span text:style-name="T53">'Derived Class' is the child class</text:span><text:span text:style-name="T51">.</text:span></text:p>
      <text:p text:style-name="P10"/>
      <text:p text:style-name="P27">– <text:span text:style-name="T52">An object of a child class has all members defined in the child class as well as all the members declared in the parent class. It can use all public members defined in both the child and parent class.</text:span></text:p>
      <text:p text:style-name="P27"/>
      <text:p text:style-name="P36">Class access specifiers:</text:p>
      <text:p text:style-name="P36"/>
      <text:p text:style-name="P37">1) <text:span text:style-name="T55">Public: The object of the derived class can be treated as an object of the super class.</text:span></text:p>
      <text:p text:style-name="P36"/>
      <text:p text:style-name="P38">2) <text:span text:style-name="T55">Protected: More restrictive than public, but allows derived classes to know details of the super class.</text:span></text:p>
      <text:p text:style-name="P36"/>
      <text:p text:style-name="P38">3) <text:span text:style-name="T55">Private: Prevents objects of the derived class to be treated as objects of the super class.</text:span></text:p>
      <text:p text:style-name="P38"/>
      <text:p text:style-name="P44">'Super' Keyword:</text:p>
      <text:p text:style-name="P44"><text:span text:style-name="T57"/></text:p>
      <text:p text:style-name="P28"><text:soft-page-break/><text:span text:style-name="T57">– </text:span><text:span text:style-name="T56">This keyword allows the derived class to access members of its superclass because the 'this' keyword is used to access the members of its own class.</text:span></text:p>
      <text:p text:style-name="P10"/>
      <text:p text:style-name="P2">Code Examples:</text:p>
      <text:p text:style-name="P21"/>
      <text:p text:style-name="P45">Pet Class Code:</text:p>
      <text:p text:style-name="P29"/>
      <text:p text:style-name="P30">class Pet {</text:p>
      <text:p text:style-name="P30"/>
      <text:p text:style-name="P30"><text:s text:c="4"/>private static int newID;</text:p>
      <text:p text:style-name="P30"><text:s text:c="4"/>private int petID;</text:p>
      <text:p text:style-name="P30"><text:s text:c="4"/>private String petType;</text:p>
      <text:p text:style-name="P30"><text:s text:c="4"/>private String petName;</text:p>
      <text:p text:style-name="P30"><text:s text:c="4"/>private int petAge;</text:p>
      <text:p text:style-name="P30"/>
      <text:p text:style-name="P30"><text:s text:c="4"/>public Pet(String type, String name, int age) {</text:p>
      <text:p text:style-name="P30"><text:s text:c="8"/>petType = type;</text:p>
      <text:p text:style-name="P30"><text:s text:c="8"/>petID = newID;</text:p>
      <text:p text:style-name="P30"><text:s text:c="8"/>petName = name;</text:p>
      <text:p text:style-name="P30"><text:s text:c="8"/>petAge = age;</text:p>
      <text:p text:style-name="P30"/>
      <text:p text:style-name="P30"><text:s text:c="8"/>newID = newID + 1;</text:p>
      <text:p text:style-name="P30"><text:s text:c="4"/>}</text:p>
      <text:p text:style-name="P30"/>
      <text:p text:style-name="P30"><text:s text:c="4"/>public String getName() {</text:p>
      <text:p text:style-name="P30"><text:s text:c="8"/>return petType;</text:p>
      <text:p text:style-name="P30"><text:s text:c="4"/>}</text:p>
      <text:p text:style-name="P30"/>
      <text:p text:style-name="P30"><text:s text:c="4"/>public static int getNewID() {</text:p>
      <text:p text:style-name="P30"><text:s text:c="8"/>return newID;</text:p>
      <text:p text:style-name="P30"><text:s text:c="4"/>}</text:p>
      <text:p text:style-name="P30"/>
      <text:p text:style-name="P30"><text:s text:c="4"/>public void printPetDetails() {</text:p>
      <text:p text:style-name="P30"><text:s text:c="8"/>System.out.println("Pet ID: " + petID);</text:p>
      <text:p text:style-name="P30"><text:s text:c="8"/>System.out.println("Pet Type: " + petType);</text:p>
      <text:p text:style-name="P30"><text:s text:c="8"/>System.out.println("Pet Name: " + petName);</text:p>
      <text:p text:style-name="P30"><text:s text:c="8"/>System.out.println("Pet Age: " + petAge);</text:p>
      <text:p text:style-name="P30"><text:s text:c="4"/>}</text:p>
      <text:p text:style-name="P30"/>
      <text:p text:style-name="P30">}</text:p>
      <text:p text:style-name="P30"/>
      <text:p text:style-name="P30">class PetList {</text:p>
      <text:p text:style-name="P30"><text:s text:c="4"/>public static void main(String[] args) {</text:p>
      <text:p text:style-name="P30"/>
      <text:p text:style-name="P30"><text:s text:c="8"/>Pet myDog = new Pet("dog", "Ruffy", 3);</text:p>
      <text:p text:style-name="P30"><text:s text:c="8"/>myDog.printPetDetails();</text:p>
      <text:p text:style-name="P30"/>
      <text:p text:style-name="P30"><text:s text:c="8"/>Pet newcat = new Pet("cat", "Princess", 2);</text:p>
      <text:p text:style-name="P30"><text:s text:c="8"/>newcat.printPetDetails();</text:p>
      <text:p text:style-name="P30"><text:s text:c="4"/>}</text:p>
      <text:p text:style-name="P30">}</text:p>
      <text:p text:style-name="P29"/>
      <text:p text:style-name="P47">Output:</text:p>
      <text:p text:style-name="P41"/>
      <text:p text:style-name="P39">Pet ID: 0</text:p>
      <text:p text:style-name="P39">Pet Type: dog</text:p>
      <text:p text:style-name="P39">Pet Name: Ruffy</text:p>
      <text:p text:style-name="P39"><text:soft-page-break/>Pet Age: 3</text:p>
      <text:p text:style-name="P39">Pet ID: 1</text:p>
      <text:p text:style-name="P39">Pet Type: cat</text:p>
      <text:p text:style-name="P39">Pet Name: Princess</text:p>
      <text:p text:style-name="P39">Pet Age: 2</text:p>
      <text:p text:style-name="P40"/>
      <text:p text:style-name="P45">Explanation:</text:p>
      <text:p text:style-name="P29"/>
      <text:p text:style-name="P5"><text:span text:style-name="T2">– </text:span><text:span text:style-name="T3">Lines #3 – 7 create private variables for the 'pet' class.</text:span></text:p>
      <text:p text:style-name="P6"><text:span text:style-name="T3">– </text:span><text:span text:style-name="T4">Line #9 creates the 'Pet' method. </text:span><text:span text:style-name="T8">The first variable is the string 'type', the second the string 'name' and the third the int 'age'.</text:span></text:p>
      <text:p text:style-name="P12"><text:span text:style-name="T3">– </text:span><text:span text:style-name="T4">Lines #10 – 14 set the private variables to public variables.</text:span></text:p>
      <text:p text:style-name="P42"/>
      <text:p text:style-name="P12"><text:span text:style-name="T13">Note:</text:span><text:span text:style-name="T12"> </text:span><text:span text:style-name="T4">If they remained as private, the compiler will crash when running the program </text:span><text:span text:style-name="T7">as you cannot access them from anywhere in the program as you can with public variables. </text:span><text:span text:style-name="T16">You </text:span><text:span text:style-name="T17">could</text:span><text:span text:style-name="T18"> make all variables public, but this would get messy, as you would have multiple variables – all doing the same thing – but all named different </text:span><text:span text:style-name="T19">things</text:span><text:span text:style-name="T18"> to prevent conflict.</text:span></text:p>
      <text:p text:style-name="P31"/>
      <text:p text:style-name="P7"><text:span text:style-name="T3">– </text:span><text:span text:style-name="T4">Line #</text:span><text:span text:style-name="T5">16 increases the value of 'newID' by 1. 'newID' is a static variable, meaning only a single copy of this field will exist, no matter how many Pets are created.</text:span></text:p>
      <text:p text:style-name="P8"><text:span text:style-name="T3">– </text:span><text:span text:style-name="T4">Line</text:span><text:span text:style-name="T6">s</text:span><text:span text:style-name="T4"> #</text:span><text:span text:style-name="T6">26 – 30 create the 'printPetDetails' method which print the public variables defined in the 'Pet' method.</text:span></text:p>
      <text:p text:style-name="P9"><text:span text:style-name="T3">– </text:span><text:span text:style-name="T4">Line</text:span><text:span text:style-name="T9">s</text:span><text:span text:style-name="T4"> #</text:span><text:span text:style-name="T9">38 – 42 call the 'Pet' method and input the relevant data in its corresponding positions (type = 'dog', name = 'Ruffy', age = 3).</text:span></text:p>
      <text:p text:style-name="P32"/>
      <text:p text:style-name="P23"><text:span text:style-name="T9">C</text:span><text:span text:style-name="T2">onstructor Code:</text:span></text:p>
      <text:p text:style-name="P32"/>
      <text:p text:style-name="P33">class Pet {</text:p>
      <text:p text:style-name="P33"><text:s text:c="4"/>private int petAge;</text:p>
      <text:p text:style-name="P33"><text:s text:c="4"/>private String petType;</text:p>
      <text:p text:style-name="P33"><text:s text:c="4"/>private String petName;</text:p>
      <text:p text:style-name="P33"/>
      <text:p text:style-name="P33"><text:s text:c="4"/>//This is the constructor without any paramters</text:p>
      <text:p text:style-name="P33"><text:s text:c="4"/>public Pet() {</text:p>
      <text:p text:style-name="P33"><text:s text:c="8"/>petAge = 0;</text:p>
      <text:p text:style-name="P33"><text:s text:c="8"/>petName = "";</text:p>
      <text:p text:style-name="P33"><text:s text:c="8"/>petType = "";</text:p>
      <text:p text:style-name="P33"><text:s text:c="4"/>}</text:p>
      <text:p text:style-name="P33"/>
      <text:p text:style-name="P33"><text:s text:c="4"/>//This is the constructor with parameters</text:p>
      <text:p text:style-name="P33"><text:s text:c="4"/>public Pet(String name, String type, int age) {</text:p>
      <text:p text:style-name="P33"><text:s text:c="8"/>petAge = age;</text:p>
      <text:p text:style-name="P33"><text:s text:c="8"/>petType = type;</text:p>
      <text:p text:style-name="P33"><text:s text:c="8"/>petName = name;</text:p>
      <text:p text:style-name="P33"><text:s text:c="4"/>}</text:p>
      <text:p text:style-name="P33"/>
      <text:p text:style-name="P33"><text:s text:c="4"/>//This is the copy constructor</text:p>
      <text:p text:style-name="P33"><text:s text:c="4"/>public Pet(Pet copyThisPet) {</text:p>
      <text:p text:style-name="P33"><text:s text:c="8"/>petName = copyThisPet.petName;</text:p>
      <text:p text:style-name="P33"><text:s text:c="8"/>petType = copyThisPet.petType;</text:p>
      <text:p text:style-name="P33"><text:s text:c="8"/>petAge = copyThisPet.petAge;</text:p>
      <text:p text:style-name="P33"><text:s text:c="4"/>}</text:p>
      <text:p text:style-name="P33">}</text:p>
      <text:p text:style-name="P34"><text:s text:c="4"/>public void print() {</text:p>
      <text:p text:style-name="P34"><text:s text:c="8"/>System.out.println("Pet Name: " + petName);</text:p>
      <text:p text:style-name="P34"><text:s text:c="8"/>System.out.println("Pet Type: " + petType);</text:p>
      <text:p text:style-name="P34"><text:s text:c="8"/>System.out.println("Pet Age: " + petAge);</text:p>
      <text:p text:style-name="P34"><text:soft-page-break/><text:s text:c="4"/>}</text:p>
      <text:p text:style-name="P34"/>
      <text:p text:style-name="P34">}</text:p>
      <text:p text:style-name="P34">class pet_list {</text:p>
      <text:p text:style-name="P34"><text:s text:c="4"/>public static void main(String[] args) {</text:p>
      <text:p text:style-name="P34"><text:s text:c="8"/>Pet dog = new Pet();</text:p>
      <text:p text:style-name="P34"><text:s text:c="8"/>dog.print();</text:p>
      <text:p text:style-name="P34"/>
      <text:p text:style-name="P34"><text:s text:c="8"/>Pet cat = new Pet("Princess", "cat", 45);</text:p>
      <text:p text:style-name="P34"><text:s text:c="8"/>cat.print();</text:p>
      <text:p text:style-name="P34"/>
      <text:p text:style-name="P34"><text:s text:c="8"/>Pet cat_copy = new Pet(cat);</text:p>
      <text:p text:style-name="P34"><text:s text:c="8"/>cat_copy.print();</text:p>
      <text:p text:style-name="P34"/>
      <text:p text:style-name="P34"><text:s text:c="4"/>}</text:p>
      <text:p text:style-name="P34">}</text:p>
      <text:p text:style-name="P34"/>
      <text:p text:style-name="P22"><text:span text:style-name="T9">E</text:span><text:span text:style-name="T2">xplanation:</text:span></text:p>
      <text:p text:style-name="P46"/>
      <text:p text:style-name="P11"><text:span text:style-name="T2">– </text:span><text:span text:style-name="T3">Lines #</text:span><text:span text:style-name="T11">2</text:span><text:span text:style-name="T3"> – </text:span><text:span text:style-name="T11">4</text:span><text:span text:style-name="T3"> create private variables for the 'pet' class.</text:span></text:p>
      <text:p text:style-name="P35"/>
      <text:p text:style-name="P19"><text:span text:style-name="T3">N</text:span><text:span text:style-name="T2">ote:</text:span><text:span text:style-name="T14"> Again, we have to turn private variables into public ones, so they can be accessed later on in the program.</text:span></text:p>
      <text:p text:style-name="P35"/>
      <text:p text:style-name="P11"><text:span text:style-name="T3">– </text:span><text:span text:style-name="T4">Line #</text:span><text:span text:style-name="T11">7 is a 'Default constructor' has no parameters. It creates an object of class Pet without any value assigned to the variables within it.</text:span></text:p>
      <text:p text:style-name="P11"><text:span text:style-name="T3">– </text:span><text:span text:style-name="T4">Line #</text:span><text:span text:style-name="T11">14 is 'Constructor overloading' and takes in parameters which are then stored in the respective variables of the newly created object.</text:span></text:p>
      <text:p text:style-name="P11"><text:span text:style-name="T3">– </text:span><text:span text:style-name="T4">Line #</text:span><text:span text:style-name="T11">21 is a 'Copy constructor'. </text:span><text:span text:style-name="T20">It copies the values of the variables into the new objects (copyThisPet.variable).</text:span></text:p>
      <text:p text:style-name="P13"><text:span text:style-name="T3">– </text:span><text:span text:style-name="T4">Line</text:span><text:span text:style-name="T21">s</text:span><text:span text:style-name="T4"> #</text:span><text:span text:style-name="T21">27 – 30 create the 'print' method. It prints the </text:span><text:span text:style-name="T22">variables petName, petType and petAge. petAge was set to '0' and petName and petType were set to “ “ (left blank).</text:span></text:p>
      <text:p text:style-name="P14"><text:span text:style-name="T3">– </text:span><text:span text:style-name="T4">Line #</text:span><text:span text:style-name="T22">36 creates a new pet class called 'dog'. There are no values within the brackets, so line #37 prints blank values </text:span><text:span text:style-name="T24">when it calls on the 'print' method</text:span><text:span text:style-name="T22">.</text:span></text:p>
      <text:p text:style-name="P15"><text:span text:style-name="T3">– </text:span><text:span text:style-name="T4">Line #</text:span><text:span text:style-name="T22">3</text:span><text:span text:style-name="T23">9 creates a new pet class called 'cat'. Within the brackets are the string 'name' (Princess), string 'type' and the int 'age' (45). </text:span><text:span text:style-name="T24">Line #40 then prints these values when it calls on the 'print' method.</text:span></text:p>
      <text:p text:style-name="P49"><text:span text:style-name="T3">– </text:span><text:span text:style-name="T4">Line #</text:span><text:span text:style-name="T25">42 creates a new pet class called 'cat_copy'. Within the brackets are the class it is copying, which is the class 'cat'. <text:s/>Line #43 prints the 'cat_copy' class, which was defined as a copy of the 'cat' class </text:span><text:span text:style-name="T26">the line prior.</text:span></text:p>
      <text:p text:style-name="P49"><text:span text:style-name="T26"/></text:p>
      <text:p text:style-name="P61"><text:span text:style-name="T27">Super/Derived Classes Code</text:span><text:span text:style-name="T26">:</text:span></text:p>
      <text:p text:style-name="P61"><text:span text:style-name="T15"/></text:p>
      <text:p text:style-name="P62"><text:span text:style-name="T15">class Student {</text:span></text:p>
      <text:p text:style-name="P62"><text:span text:style-name="T15"><text:s text:c="4"/>public String name;</text:span></text:p>
      <text:p text:style-name="P62"><text:span text:style-name="T15"><text:s text:c="4"/>public int age;</text:span></text:p>
      <text:p text:style-name="P62"><text:span text:style-name="T15"/></text:p>
      <text:p text:style-name="P62"><text:span text:style-name="T15"><text:s text:c="4"/>public void setAge(int a) {</text:span></text:p>
      <text:p text:style-name="P62"><text:span text:style-name="T15"><text:s text:c="8"/>age = a;</text:span></text:p>
      <text:p text:style-name="P62"><text:span text:style-name="T15"><text:s text:c="4"/>}</text:span></text:p>
      <text:p text:style-name="P62"><text:span text:style-name="T15">}</text:span></text:p>
      <text:p text:style-name="P62"><text:span text:style-name="T15"/></text:p>
      <text:p text:style-name="P62"><text:span text:style-name="T15">class UnderGrad extends Student {</text:span></text:p>
      <text:p text:style-name="P62"><text:span text:style-name="T15"><text:s text:c="4"/>public UnderGrad() {</text:span></text:p>
      <text:p text:style-name="P62"><text:span text:style-name="T15"><text:s text:c="8"/>this.age = 10;</text:span></text:p>
      <text:p text:style-name="P62"><text:span text:style-name="T15"><text:s text:c="8"/>this.name = "John Doe";</text:span></text:p>
      <text:p text:style-name="P62"><text:soft-page-break/><text:span text:style-name="T15"><text:s text:c="4"/>}</text:span></text:p>
      <text:p text:style-name="P62"><text:span text:style-name="T15"><text:s text:c="4"/>public void set_age(int a) {</text:span></text:p>
      <text:p text:style-name="P62"><text:span text:style-name="T15"><text:s text:c="8"/>if (a &lt; 50) {</text:span></text:p>
      <text:p text:style-name="P62"><text:span text:style-name="T15"><text:s text:c="12"/>age = 0;</text:span></text:p>
      <text:p text:style-name="P62"><text:span text:style-name="T15"><text:s text:c="8"/>} else {</text:span></text:p>
      <text:p text:style-name="P62"><text:span text:style-name="T15"><text:s text:c="12"/>super.setAge(a);</text:span></text:p>
      <text:p text:style-name="P62"><text:span text:style-name="T15"><text:s text:c="8"/>}</text:span></text:p>
      <text:p text:style-name="P62"><text:span text:style-name="T15"><text:s text:c="4"/>}</text:span></text:p>
      <text:p text:style-name="P62"><text:span text:style-name="T15">}</text:span></text:p>
      <text:p text:style-name="P62"><text:span text:style-name="T15"/></text:p>
      <text:p text:style-name="P62"><text:span text:style-name="T15">class example {</text:span></text:p>
      <text:p text:style-name="P62"><text:span text:style-name="T15"><text:s text:c="4"/>public static void main(String[] args) {</text:span></text:p>
      <text:p text:style-name="P62"><text:span text:style-name="T15"><text:s text:c="8"/>UnderGrad one = new UnderGrad();</text:span></text:p>
      <text:p text:style-name="P62"><text:span text:style-name="T15"><text:s text:c="8"/>System.out.println("Age without any method called, only constructor: " + one.age);</text:span></text:p>
      <text:p text:style-name="P62"><text:span text:style-name="T15"><text:s text:c="8"/>one.set_age(50);</text:span></text:p>
      <text:p text:style-name="P62"><text:span text:style-name="T15"><text:s text:c="8"/>System.out.println("Age after set_age(50) is called: " + one.age);</text:span></text:p>
      <text:p text:style-name="P62"><text:span text:style-name="T15"><text:s text:c="8"/>one.set_age(10);</text:span></text:p>
      <text:p text:style-name="P62"><text:span text:style-name="T15"><text:s text:c="8"/>System.out.println("Age after set_age(10) is called: " + one.age);</text:span></text:p>
      <text:p text:style-name="P62"><text:span text:style-name="T15"><text:s text:c="4"/>}</text:span></text:p>
      <text:p text:style-name="P62"><text:span text:style-name="T15">}</text:span></text:p>
      <text:p text:style-name="P62"><text:span text:style-name="T15"/></text:p>
      <text:p text:style-name="P62"><text:span text:style-name="T29">O</text:span><text:span text:style-name="T28">utput:</text:span></text:p>
      <text:p text:style-name="P62"><text:span text:style-name="T28"/></text:p>
      <text:p text:style-name="P63"><text:span text:style-name="T28">Age without any method called, only constructor: 10</text:span></text:p>
      <text:p text:style-name="P63"><text:span text:style-name="T28">Age after set_age(50) is called: 50</text:span></text:p>
      <text:p text:style-name="P63"><text:span text:style-name="T28">Age after set_age(10) is called: 0</text:span></text:p>
      <text:p text:style-name="P61"><text:span text:style-name="T26"/></text:p>
      <text:p text:style-name="P61"><text:span text:style-name="T9">E</text:span><text:span text:style-name="T26">xplanation:</text:span></text:p>
      <text:p text:style-name="P61"><text:span text:style-name="T26"/></text:p>
      <text:p text:style-name="P50"><text:span text:style-name="T3">– </text:span><text:span text:style-name="T27">Line #1 creates a superclass called '</text:span><text:span text:style-name="T41">S</text:span><text:span text:style-name="T27">tudent'.</text:span></text:p>
      <text:p text:style-name="P51"><text:span text:style-name="T3">– </text:span><text:span text:style-name="T27">Line #</text:span><text:span text:style-name="T30">2 assigns the class the variable 'name', which is a string. It is also a public variable.</text:span></text:p>
      <text:p text:style-name="P51"><text:span text:style-name="T3">– </text:span><text:span text:style-name="T27">Line #</text:span><text:span text:style-name="T30">3 assigns the class the variable 'age', which is an int. It is also a public variable.</text:span></text:p>
      <text:p text:style-name="P52"><text:span text:style-name="T3">– </text:span><text:span text:style-name="T27">Line</text:span><text:span text:style-name="T31">s</text:span><text:span text:style-name="T27"> #</text:span><text:span text:style-name="T31">5 and 6 create a public method called 'setAge'. It takes an integer 'a' as its imput and sets the value of the public variable 'age' (defined in line #3) to it.</text:span></text:p>
      <text:p text:style-name="P52"><text:span text:style-name="T31"/></text:p>
      <text:p text:style-name="P53"><text:span text:style-name="T3">– </text:span><text:span text:style-name="T27">Line #</text:span><text:span text:style-name="T32">1</text:span><text:span text:style-name="T36">0</text:span><text:span text:style-name="T32"> creates a derived class called '</text:span><text:span text:style-name="T41">U</text:span><text:span text:style-name="T32">nder</text:span><text:span text:style-name="T41">G</text:span><text:span text:style-name="T32">rad'. </text:span><text:span text:style-name="T33">It extends from the 'student' superclass.</text:span></text:p>
      <text:p text:style-name="P54"><text:span text:style-name="T3">– </text:span><text:span text:style-name="T27">Line #</text:span><text:span text:style-name="T34">1</text:span><text:span text:style-name="T36">1</text:span><text:span text:style-name="T34"> is a constructor. </text:span><text:span text:style-name="T35">Lines #1</text:span><text:span text:style-name="T36">2</text:span><text:span text:style-name="T35"> and 1</text:span><text:span text:style-name="T36">3</text:span><text:span text:style-name="T35"> set the variable 'name' to “John Doe” and the variable 'age' to “10”. This is done using the 'this' keyword.</text:span></text:p>
      <text:p text:style-name="P55"><text:span text:style-name="T3"/></text:p>
      <text:p text:style-name="P55"><text:span text:style-name="T3">– </text:span><text:span text:style-name="T27">Line #</text:span><text:span text:style-name="T36">15 </text:span><text:span text:style-name="T37">creates a public method called 'set_age'. </text:span><text:span text:style-name="T38">It takes an integer 'a' as its </text:span><text:span text:style-name="T39">input.</text:span></text:p>
      <text:p text:style-name="P56"><text:span text:style-name="T3">– </text:span><text:span text:style-name="T27">Line</text:span><text:span text:style-name="T39">s</text:span><text:span text:style-name="T27"> #</text:span><text:span text:style-name="T39">16 – 19 are an 'if' statement. If </text:span><text:span text:style-name="T40">the value of 'a' is less than 50, the variable 'age' is set to 0. If the value of 'a' is equal to or greater than 50, the 'super' keyword is used to call on the 'setAge' method defined in the parent class on line #5.</text:span></text:p>
      <text:p text:style-name="P56"><text:span text:style-name="T40"/></text:p>
      <text:p text:style-name="P60"><text:span text:style-name="T2">Note:</text:span><text:span text:style-name="T14"> You can only use the 'super' keyword within a subclass to call on a method defined in the parent class.</text:span></text:p>
      <text:p text:style-name="P60"><text:span text:style-name="T14"/></text:p>
      <text:p text:style-name="P57"><text:span text:style-name="T3">– </text:span><text:span text:style-name="T27">Line #</text:span><text:span text:style-name="T41">24 creates a new class.</text:span></text:p>
      <text:p text:style-name="P57"><text:span text:style-name="T3">– </text:span><text:span text:style-name="T27">Line #</text:span><text:span text:style-name="T41">26 creates a new 'UnderGrad' class called 'one'.</text:span></text:p>
      <text:p text:style-name="P58"><text:span text:style-name="T3">– </text:span><text:span text:style-name="T27">Line #</text:span><text:span text:style-name="T42">27 prints the age without using a constructor. This was set to “10” on line #11, so “10” is printed.</text:span></text:p>
      <text:p text:style-name="P59"><text:span text:style-name="T3">– </text:span><text:span text:style-name="T27">Line #</text:span><text:span text:style-name="T43">28 calls on the 'set_age' method and feeds it the value of 50.</text:span></text:p>
      <text:p text:style-name="P59"><text:span text:style-name="T3">– </text:span><text:span text:style-name="T27">Line #</text:span><text:span text:style-name="T43">29 prints the age. As 50 is not less than 50 </text:span><text:span text:style-name="T44">the 'setAge' method which we accessed using the 'super' keyword </text:span><text:span text:style-name="T45">sets the value of age to 'a', the input, which is 50.</text:span></text:p>
      <text:p text:style-name="P59"><text:span text:style-name="T3">– </text:span><text:span text:style-name="T27">Line #</text:span><text:span text:style-name="T43">30 calls on the 'set_age' method and feeds it the value of 10.</text:span></text:p>
      <text:p text:style-name="P59"><text:span text:style-name="T3">– </text:span><text:span text:style-name="T27">Line #</text:span><text:span text:style-name="T43">31 prints the age. As 10 is less than 50, the if statement sets the value of the variable 'age' to 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8M20S</meta:editing-duration>
    <meta:editing-cycles>54</meta:editing-cycles>
    <meta:generator>LibreOffice/5.0.4.2$Windows_x86 LibreOffice_project/2b9802c1994aa0b7dc6079e128979269cf95bc78</meta:generator>
    <dc:date>2022-06-22T02:41:42.479000000</dc:date>
    <meta:document-statistic meta:table-count="0" meta:image-count="0" meta:object-count="0" meta:page-count="5" meta:paragraph-count="179" meta:word-count="1562" meta:character-count="9500" meta:non-whitespace-character-count="7520"/>
    <meta:user-defined meta:name="Info 1"/>
    <meta:user-defined meta:name="Info 2"/>
    <meta:user-defined meta:name="Info 3"/>
    <meta:user-defined meta:name="Info 4"/>
  </office:meta>
</office:document-meta>
</file>